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3" style:family="table-cell" style:parent-style-name="Default" style:data-style-name="N0">
      <style:table-cell-properties fo:background-color="transparent"/>
      <style:text-properties style:font-name="Times New Roman" style:font-name-asian="Times New Roman" style:font-name-complex="Times New Roman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8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middle" fo:background-color="transparent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1" style:family="table-cell" style:parent-style-name="Default" style:data-style-name="N3">
      <style:table-cell-properties fo:border="thin solid #000000" style:vertical-align="middle" fo:background-color="transparent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2" style:family="table-cell" style:parent-style-name="Default" style:data-style-name="N4">
      <style:table-cell-properties fo:border="thin solid #000000" style:vertical-align="middle" fo:background-color="transparent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/>
    </style:style>
    <style:style style:name="ce14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24pt" style:font-size-asian="24pt" style:font-size-complex="24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24pt" style:font-size-asian="24pt" style:font-size-complex="2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24pt" style:font-size-asian="24pt" style:font-size-complex="2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5.45041666666667cm"/>
    </style:style>
    <style:style style:name="co2" style:family="table-column">
      <style:table-column-properties fo:break-before="auto" style:column-width="2.03729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19604166666667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143125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1.64041666666667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1.95791666666667cm"/>
    </style:style>
    <style:style style:name="co11" style:family="table-column">
      <style:table-column-properties fo:break-before="auto" style:column-width="3.30729166666667cm"/>
    </style:style>
    <style:style style:name="co12" style:family="table-column">
      <style:table-column-properties fo:break-before="auto" style:column-width="2.48708333333333cm"/>
    </style:style>
    <style:style style:name="co13" style:family="table-column">
      <style:table-column-properties fo:break-before="auto" style:column-width="2.69875cm"/>
    </style:style>
    <style:style style:name="co14" style:family="table-column">
      <style:table-column-properties fo:break-before="auto" style:column-width="4.365625cm"/>
    </style:style>
    <style:style style:name="co15" style:family="table-column">
      <style:table-column-properties fo:break-before="auto" style:column-width="2.09020833333333cm"/>
    </style:style>
    <style:style style:name="co16" style:family="table-column">
      <style:table-column-properties fo:break-before="auto" style:column-width="2.43416666666667cm"/>
    </style:style>
    <style:style style:name="ro1" style:family="table-row">
      <style:table-row-properties style:row-height="33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90pt" style:use-optimal-row-height="false" fo:break-before="auto"/>
    </style:style>
    <style:style style:name="ro4" style:family="table-row">
      <style:table-row-properties style:row-height="19.95pt" style:use-optimal-row-height="false" fo:break-before="auto"/>
    </style:style>
    <style:style style:name="ro5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揭露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35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35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35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35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35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35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35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35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35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35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35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35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35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35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35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35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35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35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35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35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35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35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35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35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35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35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35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35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35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35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35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35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35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35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35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35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35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35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35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35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35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35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35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35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35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35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35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35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35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35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35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35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35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35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35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35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35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35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35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35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35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35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35" table:default-cell-style-name="ce2"/>
        <table:table-column table:style-name="co1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7" table:default-cell-style-name="ce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242" table:default-cell-style-name="ce2"/>
        <table:table-row table:style-name="ro1">
          <table:table-cell office:value-type="string" table:number-columns-spanned="14" table:number-rows-spanned="1" table:style-name="ce15">
            <table:cell-range-source table:name="HTML_1" table:last-column-spanned="14" table:last-row-spanned="23" xlink:href="Http://mis.banking.devex:81/FR/temp/43356_FR101_10.htm"/>
            <text:p><text:span text:style-name="T2">信用卡重要業務及財務資訊</text:span>(<text:span text:style-name="T2">資訊揭露</text:span>)</text:p>
          </table:table-cell>
          <table:covered-table-cell table:number-columns-repeated="13"/>
          <table:table-cell table:number-columns-repeated="16370"/>
        </table:table-row>
        <table:table-row table:number-rows-repeated="2" table:style-name="ro2">
          <table:table-cell table:number-columns-repeated="14" table:style-name="ce3"/>
          <table:table-cell table:number-columns-repeated="16370"/>
        </table:table-row>
        <table:table-row table:style-name="ro2">
          <table:table-cell office:value-type="string" table:style-name="ce4">
            <text:p><text:span text:style-name="T4">單位：新臺幣千元，卡</text:span></text:p>
          </table:table-cell>
          <table:table-cell table:number-columns-repeated="5" table:style-name="ce5"/>
          <table:table-cell office:value-type="string" table:style-name="ce16">
            <text:p>資料月份：110年4月</text:p>
          </table:table-cell>
          <table:table-cell table:number-columns-repeated="6" table:style-name="ce5"/>
          <table:table-cell table:style-name="ce6"/>
          <table:table-cell table:number-columns-repeated="16370"/>
        </table:table-row>
        <table:table-row table:style-name="ro3">
          <table:table-cell office:value-type="string" table:style-name="ce7">
            <text:p><text:span text:style-name="T4">金融機構名稱　</text:span></text:p>
          </table:table-cell>
          <table:table-cell office:value-type="string" table:style-name="ce8">
            <text:p><text:span text:style-name="T4">流通卡數　　　</text:span></text:p>
          </table:table-cell>
          <table:table-cell office:value-type="string" table:style-name="ce8">
            <text:p><text:span text:style-name="T4">有效卡數　　　</text:span></text:p>
          </table:table-cell>
          <table:table-cell office:value-type="string" table:style-name="ce8">
            <text:p><text:span text:style-name="T4">當月發卡數　　　</text:span></text:p>
          </table:table-cell>
          <table:table-cell office:value-type="string" table:style-name="ce8">
            <text:p><text:span text:style-name="T4">當月停卡數　　　</text:span></text:p>
          </table:table-cell>
          <table:table-cell office:value-type="string" table:style-name="ce8">
            <text:p><text:span text:style-name="T4">循環信用餘額　　</text:span></text:p>
          </table:table-cell>
          <table:table-cell office:value-type="string" table:style-name="ce8">
            <text:p><text:span text:style-name="T4">未到期分期付款餘額　</text:span></text:p>
          </table:table-cell>
          <table:table-cell office:value-type="string" table:style-name="ce8">
            <text:p><text:span text:style-name="T4">當月簽帳金額　　</text:span></text:p>
          </table:table-cell>
          <table:table-cell office:value-type="string" table:style-name="ce8">
            <text:p><text:span text:style-name="T4">當月預借現金金額　　</text:span></text:p>
          </table:table-cell>
          <table:table-cell office:value-type="string" table:style-name="ce8">
            <text:p><text:span text:style-name="T4">逾期三個月以上帳款占應收帳款餘額</text:span>(<text:span text:style-name="T4">含催收款</text:span>)<text:span text:style-name="T4">之比率</text:span>(%)</text:p>
          </table:table-cell>
          <table:table-cell office:value-type="string" table:style-name="ce8">
            <text:p><text:span text:style-name="T4">逾期六個月以上帳款占應收帳款餘額</text:span>(<text:span text:style-name="T4">含催收款</text:span>)<text:span text:style-name="T4">之比率</text:span>(%)</text:p>
          </table:table-cell>
          <table:table-cell office:value-type="string" table:style-name="ce8">
            <text:p><text:span text:style-name="T4">備抵呆帳提足率</text:span>(%)<text:s/></text:p>
          </table:table-cell>
          <table:table-cell office:value-type="string" table:style-name="ce8">
            <text:p><text:span text:style-name="T4">當月轉銷呆帳金額　</text:span><text:s/></text:p>
          </table:table-cell>
          <table:table-cell office:value-type="string" table:style-name="ce8">
            <text:p><text:span text:style-name="T4">當年度轉銷呆帳金額累計至資料月份</text:span></text:p>
          </table:table-cell>
          <table:table-cell table:number-columns-repeated="16370" table:style-name="ce9"/>
        </table:table-row>
        <table:table-row table:style-name="ro4">
          <table:table-cell office:value-type="string" table:style-name="ce10">
            <text:p><text:span text:style-name="T4">臺灣銀行</text:span></text:p>
          </table:table-cell>
          <table:table-cell office:value-type="float" office:value="224958" table:style-name="ce11">
            <text:p>224,958</text:p>
          </table:table-cell>
          <table:table-cell office:value-type="float" office:value="111493" table:style-name="ce11">
            <text:p>111,493</text:p>
          </table:table-cell>
          <table:table-cell office:value-type="float" office:value="1922" table:style-name="ce11">
            <text:p>1,922</text:p>
          </table:table-cell>
          <table:table-cell office:value-type="float" office:value="953" table:style-name="ce11">
            <text:p>953</text:p>
          </table:table-cell>
          <table:table-cell office:value-type="float" office:value="184132" table:style-name="ce11">
            <text:p>184,132</text:p>
          </table:table-cell>
          <table:table-cell office:value-type="float" office:value="40767" table:style-name="ce11">
            <text:p>40,767</text:p>
          </table:table-cell>
          <table:table-cell office:value-type="float" office:value="616738" table:style-name="ce11">
            <text:p>616,738</text:p>
          </table:table-cell>
          <table:table-cell office:value-type="float" office:value="494" table:style-name="ce11">
            <text:p>494</text:p>
          </table:table-cell>
          <table:table-cell office:value-type="float" office:value="0.25" table:style-name="ce12">
            <text:p>0.25</text:p>
          </table:table-cell>
          <table:table-cell office:value-type="float" office:value="0.08" table:style-name="ce12">
            <text:p>0.08</text:p>
          </table:table-cell>
          <table:table-cell office:value-type="float" office:value="611.74" table:style-name="ce12">
            <text:p>611.74</text:p>
          </table:table-cell>
          <table:table-cell office:value-type="float" office:value="892" table:style-name="ce11">
            <text:p>892</text:p>
          </table:table-cell>
          <table:table-cell office:value-type="float" office:value="1433" table:style-name="ce11">
            <text:p>1,433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4">臺灣土地銀行</text:span></text:p>
          </table:table-cell>
          <table:table-cell office:value-type="float" office:value="340522" table:style-name="ce11">
            <text:p>340,522</text:p>
          </table:table-cell>
          <table:table-cell office:value-type="float" office:value="145310" table:style-name="ce11">
            <text:p>145,310</text:p>
          </table:table-cell>
          <table:table-cell office:value-type="float" office:value="1777" table:style-name="ce11">
            <text:p>1,777</text:p>
          </table:table-cell>
          <table:table-cell office:value-type="float" office:value="2090" table:style-name="ce11">
            <text:p>2,090</text:p>
          </table:table-cell>
          <table:table-cell office:value-type="float" office:value="369958" table:style-name="ce11">
            <text:p>369,958</text:p>
          </table:table-cell>
          <table:table-cell office:value-type="float" office:value="85786" table:style-name="ce11">
            <text:p>85,786</text:p>
          </table:table-cell>
          <table:table-cell office:value-type="float" office:value="728680" table:style-name="ce11">
            <text:p>728,680</text:p>
          </table:table-cell>
          <table:table-cell office:value-type="float" office:value="770" table:style-name="ce11">
            <text:p>770</text:p>
          </table:table-cell>
          <table:table-cell office:value-type="float" office:value="0.35" table:style-name="ce12">
            <text:p>0.35</text:p>
          </table:table-cell>
          <table:table-cell office:value-type="float" office:value="0.27" table:style-name="ce12">
            <text:p>0.27</text:p>
          </table:table-cell>
          <table:table-cell office:value-type="float" office:value="1030.92" table:style-name="ce12">
            <text:p>1,030.92</text:p>
          </table:table-cell>
          <table:table-cell office:value-type="float" office:value="2564" table:style-name="ce11">
            <text:p>2,564</text:p>
          </table:table-cell>
          <table:table-cell office:value-type="float" office:value="6261" table:style-name="ce11">
            <text:p>6,261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4">合作金庫商業銀行</text:span></text:p>
          </table:table-cell>
          <table:table-cell office:value-type="float" office:value="602345" table:style-name="ce11">
            <text:p>602,345</text:p>
          </table:table-cell>
          <table:table-cell office:value-type="float" office:value="368577" table:style-name="ce11">
            <text:p>368,577</text:p>
          </table:table-cell>
          <table:table-cell office:value-type="float" office:value="8714" table:style-name="ce11">
            <text:p>8,714</text:p>
          </table:table-cell>
          <table:table-cell office:value-type="float" office:value="3502" table:style-name="ce11">
            <text:p>3,502</text:p>
          </table:table-cell>
          <table:table-cell office:value-type="float" office:value="765464" table:style-name="ce11">
            <text:p>765,464</text:p>
          </table:table-cell>
          <table:table-cell office:value-type="float" office:value="419979" table:style-name="ce11">
            <text:p>419,979</text:p>
          </table:table-cell>
          <table:table-cell office:value-type="float" office:value="2919484" table:style-name="ce11">
            <text:p>2,919,484</text:p>
          </table:table-cell>
          <table:table-cell office:value-type="float" office:value="1959" table:style-name="ce11">
            <text:p>1,959</text:p>
          </table:table-cell>
          <table:table-cell office:value-type="float" office:value="0.28999999999999998" table:style-name="ce12">
            <text:p>0.29</text:p>
          </table:table-cell>
          <table:table-cell office:value-type="float" office:value="0.22" table:style-name="ce12">
            <text:p>0.22</text:p>
          </table:table-cell>
          <table:table-cell office:value-type="float" office:value="435.31" table:style-name="ce12">
            <text:p>435.31</text:p>
          </table:table-cell>
          <table:table-cell office:value-type="float" office:value="5201" table:style-name="ce11">
            <text:p>5,201</text:p>
          </table:table-cell>
          <table:table-cell office:value-type="float" office:value="19633" table:style-name="ce11">
            <text:p>19,633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4">第一商業銀行</text:span></text:p>
          </table:table-cell>
          <table:table-cell office:value-type="float" office:value="1347687" table:style-name="ce11">
            <text:p>1,347,687</text:p>
          </table:table-cell>
          <table:table-cell office:value-type="float" office:value="809656" table:style-name="ce11">
            <text:p>809,656</text:p>
          </table:table-cell>
          <table:table-cell office:value-type="float" office:value="39324" table:style-name="ce11">
            <text:p>39,324</text:p>
          </table:table-cell>
          <table:table-cell office:value-type="float" office:value="11725" table:style-name="ce11">
            <text:p>11,725</text:p>
          </table:table-cell>
          <table:table-cell office:value-type="float" office:value="1453674" table:style-name="ce11">
            <text:p>1,453,674</text:p>
          </table:table-cell>
          <table:table-cell office:value-type="float" office:value="1694871" table:style-name="ce11">
            <text:p>1,694,871</text:p>
          </table:table-cell>
          <table:table-cell office:value-type="float" office:value="4352616" table:style-name="ce11">
            <text:p>4,352,616</text:p>
          </table:table-cell>
          <table:table-cell office:value-type="float" office:value="9195" table:style-name="ce11">
            <text:p>9,195</text:p>
          </table:table-cell>
          <table:table-cell office:value-type="float" office:value="0.05" table:style-name="ce12">
            <text:p>0.05</text:p>
          </table:table-cell>
          <table:table-cell office:value-type="float" office:value="0" table:style-name="ce12">
            <text:p>0.00</text:p>
          </table:table-cell>
          <table:table-cell office:value-type="float" office:value="2123.7199999999998" table:style-name="ce12">
            <text:p>2,123.72</text:p>
          </table:table-cell>
          <table:table-cell office:value-type="float" office:value="5591" table:style-name="ce11">
            <text:p>5,591</text:p>
          </table:table-cell>
          <table:table-cell office:value-type="float" office:value="20991" table:style-name="ce11">
            <text:p>20,991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4">華南商業銀行</text:span></text:p>
          </table:table-cell>
          <table:table-cell office:value-type="float" office:value="1013204" table:style-name="ce11">
            <text:p>1,013,204</text:p>
          </table:table-cell>
          <table:table-cell office:value-type="float" office:value="765944" table:style-name="ce11">
            <text:p>765,944</text:p>
          </table:table-cell>
          <table:table-cell office:value-type="float" office:value="11097" table:style-name="ce11">
            <text:p>11,097</text:p>
          </table:table-cell>
          <table:table-cell office:value-type="float" office:value="7337" table:style-name="ce11">
            <text:p>7,337</text:p>
          </table:table-cell>
          <table:table-cell office:value-type="float" office:value="1014006" table:style-name="ce11">
            <text:p>1,014,006</text:p>
          </table:table-cell>
          <table:table-cell office:value-type="float" office:value="3273902" table:style-name="ce11">
            <text:p>3,273,902</text:p>
          </table:table-cell>
          <table:table-cell office:value-type="float" office:value="3449267" table:style-name="ce11">
            <text:p>3,449,267</text:p>
          </table:table-cell>
          <table:table-cell office:value-type="float" office:value="1186" table:style-name="ce11">
            <text:p>1,186</text:p>
          </table:table-cell>
          <table:table-cell office:value-type="float" office:value="0.16" table:style-name="ce12">
            <text:p>0.16</text:p>
          </table:table-cell>
          <table:table-cell office:value-type="float" office:value="0" table:style-name="ce12">
            <text:p>0.00</text:p>
          </table:table-cell>
          <table:table-cell office:value-type="float" office:value="395" table:style-name="ce12">
            <text:p>395.00</text:p>
          </table:table-cell>
          <table:table-cell office:value-type="float" office:value="0" table:style-name="ce11">
            <text:p>0</text:p>
          </table:table-cell>
          <table:table-cell office:value-type="float" office:value="8827" table:style-name="ce11">
            <text:p>8,827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4">彰化商業銀行</text:span></text:p>
          </table:table-cell>
          <table:table-cell office:value-type="float" office:value="537521" table:style-name="ce11">
            <text:p>537,521</text:p>
          </table:table-cell>
          <table:table-cell office:value-type="float" office:value="226743" table:style-name="ce11">
            <text:p>226,743</text:p>
          </table:table-cell>
          <table:table-cell office:value-type="float" office:value="3814" table:style-name="ce11">
            <text:p>3,814</text:p>
          </table:table-cell>
          <table:table-cell office:value-type="float" office:value="3552" table:style-name="ce11">
            <text:p>3,552</text:p>
          </table:table-cell>
          <table:table-cell office:value-type="float" office:value="268270" table:style-name="ce11">
            <text:p>268,270</text:p>
          </table:table-cell>
          <table:table-cell office:value-type="float" office:value="299304" table:style-name="ce11">
            <text:p>299,304</text:p>
          </table:table-cell>
          <table:table-cell office:value-type="float" office:value="1365188" table:style-name="ce11">
            <text:p>1,365,188</text:p>
          </table:table-cell>
          <table:table-cell office:value-type="float" office:value="869" table:style-name="ce11">
            <text:p>869</text:p>
          </table:table-cell>
          <table:table-cell office:value-type="float" office:value="0.11" table:style-name="ce12">
            <text:p>0.11</text:p>
          </table:table-cell>
          <table:table-cell office:value-type="float" office:value="0" table:style-name="ce12">
            <text:p>0.00</text:p>
          </table:table-cell>
          <table:table-cell office:value-type="float" office:value="942.31" table:style-name="ce12">
            <text:p>942.31</text:p>
          </table:table-cell>
          <table:table-cell office:value-type="float" office:value="1194" table:style-name="ce11">
            <text:p>1,194</text:p>
          </table:table-cell>
          <table:table-cell office:value-type="float" office:value="5929" table:style-name="ce11">
            <text:p>5,929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4">上海商業儲蓄銀行</text:span></text:p>
          </table:table-cell>
          <table:table-cell office:value-type="float" office:value="480336" table:style-name="ce11">
            <text:p>480,336</text:p>
          </table:table-cell>
          <table:table-cell office:value-type="float" office:value="243338" table:style-name="ce11">
            <text:p>243,338</text:p>
          </table:table-cell>
          <table:table-cell office:value-type="float" office:value="17322" table:style-name="ce11">
            <text:p>17,322</text:p>
          </table:table-cell>
          <table:table-cell office:value-type="float" office:value="2869" table:style-name="ce11">
            <text:p>2,869</text:p>
          </table:table-cell>
          <table:table-cell office:value-type="float" office:value="599852" table:style-name="ce11">
            <text:p>599,852</text:p>
          </table:table-cell>
          <table:table-cell office:value-type="float" office:value="759304" table:style-name="ce11">
            <text:p>759,304</text:p>
          </table:table-cell>
          <table:table-cell office:value-type="float" office:value="1186279" table:style-name="ce11">
            <text:p>1,186,279</text:p>
          </table:table-cell>
          <table:table-cell office:value-type="float" office:value="4729" table:style-name="ce11">
            <text:p>4,729</text:p>
          </table:table-cell>
          <table:table-cell office:value-type="float" office:value="0.19" table:style-name="ce12">
            <text:p>0.19</text:p>
          </table:table-cell>
          <table:table-cell office:value-type="float" office:value="0.15" table:style-name="ce12">
            <text:p>0.15</text:p>
          </table:table-cell>
          <table:table-cell office:value-type="float" office:value="1589.15" table:style-name="ce12">
            <text:p>1,589.15</text:p>
          </table:table-cell>
          <table:table-cell office:value-type="float" office:value="2440" table:style-name="ce11">
            <text:p>2,440</text:p>
          </table:table-cell>
          <table:table-cell office:value-type="float" office:value="9636" table:style-name="ce11">
            <text:p>9,636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4">台北富邦商業銀行</text:span></text:p>
          </table:table-cell>
          <table:table-cell office:value-type="float" office:value="3974495" table:style-name="ce11">
            <text:p>3,974,495</text:p>
          </table:table-cell>
          <table:table-cell office:value-type="float" office:value="2666332" table:style-name="ce11">
            <text:p>2,666,332</text:p>
          </table:table-cell>
          <table:table-cell office:value-type="float" office:value="52760" table:style-name="ce11">
            <text:p>52,760</text:p>
          </table:table-cell>
          <table:table-cell office:value-type="float" office:value="15045" table:style-name="ce11">
            <text:p>15,045</text:p>
          </table:table-cell>
          <table:table-cell office:value-type="float" office:value="5590693" table:style-name="ce11">
            <text:p>5,590,693</text:p>
          </table:table-cell>
          <table:table-cell office:value-type="float" office:value="21263100" table:style-name="ce11">
            <text:p>21,263,100</text:p>
          </table:table-cell>
          <table:table-cell office:value-type="float" office:value="25193863" table:style-name="ce11">
            <text:p>25,193,863</text:p>
          </table:table-cell>
          <table:table-cell office:value-type="float" office:value="77187" table:style-name="ce11">
            <text:p>77,187</text:p>
          </table:table-cell>
          <table:table-cell office:value-type="float" office:value="0.1" table:style-name="ce12">
            <text:p>0.10</text:p>
          </table:table-cell>
          <table:table-cell office:value-type="float" office:value="0" table:style-name="ce12">
            <text:p>0.00</text:p>
          </table:table-cell>
          <table:table-cell office:value-type="float" office:value="1171.47" table:style-name="ce12">
            <text:p>1,171.47</text:p>
          </table:table-cell>
          <table:table-cell office:value-type="float" office:value="21692" table:style-name="ce11">
            <text:p>21,692</text:p>
          </table:table-cell>
          <table:table-cell office:value-type="float" office:value="78624" table:style-name="ce11">
            <text:p>78,624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4">國泰世華商業銀行</text:span></text:p>
          </table:table-cell>
          <table:table-cell office:value-type="float" office:value="7225828" table:style-name="ce11">
            <text:p>7,225,828</text:p>
          </table:table-cell>
          <table:table-cell office:value-type="float" office:value="5176869" table:style-name="ce11">
            <text:p>5,176,869</text:p>
          </table:table-cell>
          <table:table-cell office:value-type="float" office:value="60384" table:style-name="ce11">
            <text:p>60,384</text:p>
          </table:table-cell>
          <table:table-cell office:value-type="float" office:value="26364" table:style-name="ce11">
            <text:p>26,364</text:p>
          </table:table-cell>
          <table:table-cell office:value-type="float" office:value="17754933" table:style-name="ce11">
            <text:p>17,754,933</text:p>
          </table:table-cell>
          <table:table-cell office:value-type="float" office:value="16019627" table:style-name="ce11">
            <text:p>16,019,627</text:p>
          </table:table-cell>
          <table:table-cell office:value-type="float" office:value="35887559" table:style-name="ce11">
            <text:p>35,887,559</text:p>
          </table:table-cell>
          <table:table-cell office:value-type="float" office:value="209660" table:style-name="ce11">
            <text:p>209,660</text:p>
          </table:table-cell>
          <table:table-cell office:value-type="float" office:value="0.18" table:style-name="ce12">
            <text:p>0.18</text:p>
          </table:table-cell>
          <table:table-cell office:value-type="float" office:value="0" table:style-name="ce12">
            <text:p>0.00</text:p>
          </table:table-cell>
          <table:table-cell office:value-type="float" office:value="1222.54" table:style-name="ce12">
            <text:p>1,222.54</text:p>
          </table:table-cell>
          <table:table-cell office:value-type="float" office:value="38182" table:style-name="ce11">
            <text:p>38,182</text:p>
          </table:table-cell>
          <table:table-cell office:value-type="float" office:value="140513" table:style-name="ce11">
            <text:p>140,513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4">高雄銀行</text:span></text:p>
          </table:table-cell>
          <table:table-cell office:value-type="float" office:value="16118" table:style-name="ce11">
            <text:p>16,118</text:p>
          </table:table-cell>
          <table:table-cell office:value-type="float" office:value="7071" table:style-name="ce11">
            <text:p>7,071</text:p>
          </table:table-cell>
          <table:table-cell office:value-type="float" office:value="90" table:style-name="ce11">
            <text:p>90</text:p>
          </table:table-cell>
          <table:table-cell office:value-type="float" office:value="96" table:style-name="ce11">
            <text:p>96</text:p>
          </table:table-cell>
          <table:table-cell office:value-type="float" office:value="13027" table:style-name="ce11">
            <text:p>13,027</text:p>
          </table:table-cell>
          <table:table-cell office:value-type="float" office:value="282" table:style-name="ce11">
            <text:p>282</text:p>
          </table:table-cell>
          <table:table-cell office:value-type="float" office:value="139469" table:style-name="ce11">
            <text:p>139,469</text:p>
          </table:table-cell>
          <table:table-cell office:value-type="float" office:value="86" table:style-name="ce11">
            <text:p>86</text:p>
          </table:table-cell>
          <table:table-cell office:value-type="float" office:value="0.48" table:style-name="ce12">
            <text:p>0.48</text:p>
          </table:table-cell>
          <table:table-cell office:value-type="float" office:value="0.48" table:style-name="ce12">
            <text:p>0.48</text:p>
          </table:table-cell>
          <table:table-cell office:value-type="float" office:value="232.99" table:style-name="ce12">
            <text:p>232.99</text:p>
          </table:table-cell>
          <table:table-cell office:value-type="float" office:value="1" table:style-name="ce11">
            <text:p>1</text:p>
          </table:table-cell>
          <table:table-cell office:value-type="float" office:value="195" table:style-name="ce11">
            <text:p>195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4">兆豐國際商業銀行</text:span></text:p>
          </table:table-cell>
          <table:table-cell office:value-type="float" office:value="1021612" table:style-name="ce11">
            <text:p>1,021,612</text:p>
          </table:table-cell>
          <table:table-cell office:value-type="float" office:value="635322" table:style-name="ce11">
            <text:p>635,322</text:p>
          </table:table-cell>
          <table:table-cell office:value-type="float" office:value="9848" table:style-name="ce11">
            <text:p>9,848</text:p>
          </table:table-cell>
          <table:table-cell office:value-type="float" office:value="4440" table:style-name="ce11">
            <text:p>4,440</text:p>
          </table:table-cell>
          <table:table-cell office:value-type="float" office:value="1639740" table:style-name="ce11">
            <text:p>1,639,740</text:p>
          </table:table-cell>
          <table:table-cell office:value-type="float" office:value="2634867" table:style-name="ce11">
            <text:p>2,634,867</text:p>
          </table:table-cell>
          <table:table-cell office:value-type="float" office:value="3223885" table:style-name="ce11">
            <text:p>3,223,885</text:p>
          </table:table-cell>
          <table:table-cell office:value-type="float" office:value="9281" table:style-name="ce11">
            <text:p>9,281</text:p>
          </table:table-cell>
          <table:table-cell office:value-type="float" office:value="0.2" table:style-name="ce12">
            <text:p>0.20</text:p>
          </table:table-cell>
          <table:table-cell office:value-type="float" office:value="0.04" table:style-name="ce12">
            <text:p>0.04</text:p>
          </table:table-cell>
          <table:table-cell office:value-type="float" office:value="689.15" table:style-name="ce12">
            <text:p>689.15</text:p>
          </table:table-cell>
          <table:table-cell office:value-type="float" office:value="4032" table:style-name="ce11">
            <text:p>4,032</text:p>
          </table:table-cell>
          <table:table-cell office:value-type="float" office:value="16114" table:style-name="ce11">
            <text:p>16,114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4">花旗</text:span>(<text:span text:style-name="T4">台灣</text:span>)<text:span text:style-name="T4">商業銀行</text:span></text:p>
          </table:table-cell>
          <table:table-cell office:value-type="float" office:value="2865678" table:style-name="ce11">
            <text:p>2,865,678</text:p>
          </table:table-cell>
          <table:table-cell office:value-type="float" office:value="2193295" table:style-name="ce11">
            <text:p>2,193,295</text:p>
          </table:table-cell>
          <table:table-cell office:value-type="float" office:value="25357" table:style-name="ce11">
            <text:p>25,357</text:p>
          </table:table-cell>
          <table:table-cell office:value-type="float" office:value="23754" table:style-name="ce11">
            <text:p>23,754</text:p>
          </table:table-cell>
          <table:table-cell office:value-type="float" office:value="11017536" table:style-name="ce11">
            <text:p>11,017,536</text:p>
          </table:table-cell>
          <table:table-cell office:value-type="float" office:value="11069704" table:style-name="ce11">
            <text:p>11,069,704</text:p>
          </table:table-cell>
          <table:table-cell office:value-type="float" office:value="16686476" table:style-name="ce11">
            <text:p>16,686,476</text:p>
          </table:table-cell>
          <table:table-cell office:value-type="float" office:value="155280" table:style-name="ce11">
            <text:p>155,280</text:p>
          </table:table-cell>
          <table:table-cell office:value-type="float" office:value="0.51" table:style-name="ce12">
            <text:p>0.51</text:p>
          </table:table-cell>
          <table:table-cell office:value-type="float" office:value="0.1" table:style-name="ce12">
            <text:p>0.10</text:p>
          </table:table-cell>
          <table:table-cell office:value-type="float" office:value="436.36" table:style-name="ce12">
            <text:p>436.36</text:p>
          </table:table-cell>
          <table:table-cell office:value-type="float" office:value="39149" table:style-name="ce11">
            <text:p>39,149</text:p>
          </table:table-cell>
          <table:table-cell office:value-type="float" office:value="164284" table:style-name="ce11">
            <text:p>164,284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4">臺灣中小企業銀行</text:span></text:p>
          </table:table-cell>
          <table:table-cell office:value-type="float" office:value="196779" table:style-name="ce11">
            <text:p>196,779</text:p>
          </table:table-cell>
          <table:table-cell office:value-type="float" office:value="101665" table:style-name="ce11">
            <text:p>101,665</text:p>
          </table:table-cell>
          <table:table-cell office:value-type="float" office:value="338" table:style-name="ce11">
            <text:p>338</text:p>
          </table:table-cell>
          <table:table-cell office:value-type="float" office:value="702" table:style-name="ce11">
            <text:p>702</text:p>
          </table:table-cell>
          <table:table-cell office:value-type="float" office:value="318087" table:style-name="ce11">
            <text:p>318,087</text:p>
          </table:table-cell>
          <table:table-cell office:value-type="float" office:value="65323" table:style-name="ce11">
            <text:p>65,323</text:p>
          </table:table-cell>
          <table:table-cell office:value-type="float" office:value="760857" table:style-name="ce11">
            <text:p>760,857</text:p>
          </table:table-cell>
          <table:table-cell office:value-type="float" office:value="1802" table:style-name="ce11">
            <text:p>1,802</text:p>
          </table:table-cell>
          <table:table-cell office:value-type="float" office:value="0.09" table:style-name="ce12">
            <text:p>0.09</text:p>
          </table:table-cell>
          <table:table-cell office:value-type="float" office:value="0.04" table:style-name="ce12">
            <text:p>0.04</text:p>
          </table:table-cell>
          <table:table-cell office:value-type="float" office:value="356.34" table:style-name="ce12">
            <text:p>356.34</text:p>
          </table:table-cell>
          <table:table-cell office:value-type="float" office:value="949" table:style-name="ce11">
            <text:p>949</text:p>
          </table:table-cell>
          <table:table-cell office:value-type="float" office:value="4927" table:style-name="ce11">
            <text:p>4,927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4">渣打國際商業銀行</text:span></text:p>
          </table:table-cell>
          <table:table-cell office:value-type="float" office:value="411524" table:style-name="ce11">
            <text:p>411,524</text:p>
          </table:table-cell>
          <table:table-cell office:value-type="float" office:value="287487" table:style-name="ce11">
            <text:p>287,487</text:p>
          </table:table-cell>
          <table:table-cell office:value-type="float" office:value="1573" table:style-name="ce11">
            <text:p>1,573</text:p>
          </table:table-cell>
          <table:table-cell office:value-type="float" office:value="3322" table:style-name="ce11">
            <text:p>3,322</text:p>
          </table:table-cell>
          <table:table-cell office:value-type="float" office:value="1171766" table:style-name="ce11">
            <text:p>1,171,766</text:p>
          </table:table-cell>
          <table:table-cell office:value-type="float" office:value="412101" table:style-name="ce11">
            <text:p>412,101</text:p>
          </table:table-cell>
          <table:table-cell office:value-type="float" office:value="2497389" table:style-name="ce11">
            <text:p>2,497,389</text:p>
          </table:table-cell>
          <table:table-cell office:value-type="float" office:value="4634" table:style-name="ce11">
            <text:p>4,634</text:p>
          </table:table-cell>
          <table:table-cell office:value-type="float" office:value="0.14000000000000001" table:style-name="ce12">
            <text:p>0.14</text:p>
          </table:table-cell>
          <table:table-cell office:value-type="float" office:value="0" table:style-name="ce12">
            <text:p>0.00</text:p>
          </table:table-cell>
          <table:table-cell office:value-type="float" office:value="1049.4000000000001" table:style-name="ce12">
            <text:p>1,049.40</text:p>
          </table:table-cell>
          <table:table-cell office:value-type="float" office:value="3341" table:style-name="ce11">
            <text:p>3,341</text:p>
          </table:table-cell>
          <table:table-cell office:value-type="float" office:value="14528" table:style-name="ce11">
            <text:p>14,528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4">台中商業銀行</text:span></text:p>
          </table:table-cell>
          <table:table-cell office:value-type="float" office:value="152720" table:style-name="ce11">
            <text:p>152,720</text:p>
          </table:table-cell>
          <table:table-cell office:value-type="float" office:value="79670" table:style-name="ce11">
            <text:p>79,670</text:p>
          </table:table-cell>
          <table:table-cell office:value-type="float" office:value="1584" table:style-name="ce11">
            <text:p>1,584</text:p>
          </table:table-cell>
          <table:table-cell office:value-type="float" office:value="758" table:style-name="ce11">
            <text:p>758</text:p>
          </table:table-cell>
          <table:table-cell office:value-type="float" office:value="217302" table:style-name="ce11">
            <text:p>217,302</text:p>
          </table:table-cell>
          <table:table-cell office:value-type="float" office:value="50264" table:style-name="ce11">
            <text:p>50,264</text:p>
          </table:table-cell>
          <table:table-cell office:value-type="float" office:value="479843" table:style-name="ce11">
            <text:p>479,843</text:p>
          </table:table-cell>
          <table:table-cell office:value-type="float" office:value="260" table:style-name="ce11">
            <text:p>260</text:p>
          </table:table-cell>
          <table:table-cell office:value-type="float" office:value="0.43" table:style-name="ce12">
            <text:p>0.43</text:p>
          </table:table-cell>
          <table:table-cell office:value-type="float" office:value="0" table:style-name="ce12">
            <text:p>0.00</text:p>
          </table:table-cell>
          <table:table-cell office:value-type="float" office:value="1267.6199999999999" table:style-name="ce12">
            <text:p>1,267.62</text:p>
          </table:table-cell>
          <table:table-cell office:value-type="float" office:value="2149" table:style-name="ce11">
            <text:p>2,149</text:p>
          </table:table-cell>
          <table:table-cell office:value-type="float" office:value="5266" table:style-name="ce11">
            <text:p>5,266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4">滙豐</text:span>(<text:span text:style-name="T4">台灣</text:span>)<text:span text:style-name="T4">商業銀行</text:span></text:p>
          </table:table-cell>
          <table:table-cell office:value-type="float" office:value="624290" table:style-name="ce11">
            <text:p>624,290</text:p>
          </table:table-cell>
          <table:table-cell office:value-type="float" office:value="429175" table:style-name="ce11">
            <text:p>429,175</text:p>
          </table:table-cell>
          <table:table-cell office:value-type="float" office:value="8987" table:style-name="ce11">
            <text:p>8,987</text:p>
          </table:table-cell>
          <table:table-cell office:value-type="float" office:value="8104" table:style-name="ce11">
            <text:p>8,104</text:p>
          </table:table-cell>
          <table:table-cell office:value-type="float" office:value="1885781" table:style-name="ce11">
            <text:p>1,885,781</text:p>
          </table:table-cell>
          <table:table-cell office:value-type="float" office:value="1416403" table:style-name="ce11">
            <text:p>1,416,403</text:p>
          </table:table-cell>
          <table:table-cell office:value-type="float" office:value="4652393" table:style-name="ce11">
            <text:p>4,652,393</text:p>
          </table:table-cell>
          <table:table-cell office:value-type="float" office:value="21504" table:style-name="ce11">
            <text:p>21,504</text:p>
          </table:table-cell>
          <table:table-cell office:value-type="float" office:value="0.22" table:style-name="ce12">
            <text:p>0.22</text:p>
          </table:table-cell>
          <table:table-cell office:value-type="float" office:value="0" table:style-name="ce12">
            <text:p>0.00</text:p>
          </table:table-cell>
          <table:table-cell office:value-type="float" office:value="1657.29" table:style-name="ce12">
            <text:p>1,657.29</text:p>
          </table:table-cell>
          <table:table-cell office:value-type="float" office:value="6755" table:style-name="ce11">
            <text:p>6,755</text:p>
          </table:table-cell>
          <table:table-cell office:value-type="float" office:value="22050" table:style-name="ce11">
            <text:p>22,050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4">華泰商業銀行</text:span></text:p>
          </table:table-cell>
          <table:table-cell office:value-type="float" office:value="9214" table:style-name="ce11">
            <text:p>9,214</text:p>
          </table:table-cell>
          <table:table-cell office:value-type="float" office:value="5012" table:style-name="ce11">
            <text:p>5,012</text:p>
          </table:table-cell>
          <table:table-cell office:value-type="float" office:value="5" table:style-name="ce11">
            <text:p>5</text:p>
          </table:table-cell>
          <table:table-cell office:value-type="float" office:value="63" table:style-name="ce11">
            <text:p>63</text:p>
          </table:table-cell>
          <table:table-cell office:value-type="float" office:value="10401" table:style-name="ce11">
            <text:p>10,401</text:p>
          </table:table-cell>
          <table:table-cell office:value-type="float" office:value="2134" table:style-name="ce11">
            <text:p>2,134</text:p>
          </table:table-cell>
          <table:table-cell office:value-type="float" office:value="35696" table:style-name="ce11">
            <text:p>35,696</text:p>
          </table:table-cell>
          <table:table-cell office:value-type="float" office:value="0" table:style-name="ce11">
            <text:p>0</text:p>
          </table:table-cell>
          <table:table-cell office:value-type="float" office:value="0.64" table:style-name="ce12">
            <text:p>0.64</text:p>
          </table:table-cell>
          <table:table-cell office:value-type="float" office:value="0" table:style-name="ce12">
            <text:p>0.00</text:p>
          </table:table-cell>
          <table:table-cell office:value-type="float" office:value="441.8" table:style-name="ce12">
            <text:p>441.80</text:p>
          </table:table-cell>
          <table:table-cell office:value-type="float" office:value="0" table:style-name="ce11">
            <text:p>0</text:p>
          </table:table-cell>
          <table:table-cell office:value-type="float" office:value="37" table:style-name="ce11">
            <text:p>37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4">臺灣新光商業銀行</text:span></text:p>
          </table:table-cell>
          <table:table-cell office:value-type="float" office:value="932295" table:style-name="ce11">
            <text:p>932,295</text:p>
          </table:table-cell>
          <table:table-cell office:value-type="float" office:value="567704" table:style-name="ce11">
            <text:p>567,704</text:p>
          </table:table-cell>
          <table:table-cell office:value-type="float" office:value="15631" table:style-name="ce11">
            <text:p>15,631</text:p>
          </table:table-cell>
          <table:table-cell office:value-type="float" office:value="4734" table:style-name="ce11">
            <text:p>4,734</text:p>
          </table:table-cell>
          <table:table-cell office:value-type="float" office:value="1561915" table:style-name="ce11">
            <text:p>1,561,915</text:p>
          </table:table-cell>
          <table:table-cell office:value-type="float" office:value="1876569" table:style-name="ce11">
            <text:p>1,876,569</text:p>
          </table:table-cell>
          <table:table-cell office:value-type="float" office:value="3356947" table:style-name="ce11">
            <text:p>3,356,947</text:p>
          </table:table-cell>
          <table:table-cell office:value-type="float" office:value="4941" table:style-name="ce11">
            <text:p>4,941</text:p>
          </table:table-cell>
          <table:table-cell office:value-type="float" office:value="0.13" table:style-name="ce12">
            <text:p>0.13</text:p>
          </table:table-cell>
          <table:table-cell office:value-type="float" office:value="0" table:style-name="ce12">
            <text:p>0.00</text:p>
          </table:table-cell>
          <table:table-cell office:value-type="float" office:value="251.01" table:style-name="ce12">
            <text:p>251.01</text:p>
          </table:table-cell>
          <table:table-cell office:value-type="float" office:value="4267" table:style-name="ce11">
            <text:p>4,267</text:p>
          </table:table-cell>
          <table:table-cell office:value-type="float" office:value="16964" table:style-name="ce11">
            <text:p>16,964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4">陽信商業銀行</text:span></text:p>
          </table:table-cell>
          <table:table-cell office:value-type="float" office:value="114575" table:style-name="ce11">
            <text:p>114,575</text:p>
          </table:table-cell>
          <table:table-cell office:value-type="float" office:value="55838" table:style-name="ce11">
            <text:p>55,838</text:p>
          </table:table-cell>
          <table:table-cell office:value-type="float" office:value="1473" table:style-name="ce11">
            <text:p>1,473</text:p>
          </table:table-cell>
          <table:table-cell office:value-type="float" office:value="1396" table:style-name="ce11">
            <text:p>1,396</text:p>
          </table:table-cell>
          <table:table-cell office:value-type="float" office:value="184365" table:style-name="ce11">
            <text:p>184,365</text:p>
          </table:table-cell>
          <table:table-cell office:value-type="float" office:value="76389" table:style-name="ce11">
            <text:p>76,389</text:p>
          </table:table-cell>
          <table:table-cell office:value-type="float" office:value="340090" table:style-name="ce11">
            <text:p>340,090</text:p>
          </table:table-cell>
          <table:table-cell office:value-type="float" office:value="97" table:style-name="ce11">
            <text:p>97</text:p>
          </table:table-cell>
          <table:table-cell office:value-type="float" office:value="0.26" table:style-name="ce12">
            <text:p>0.26</text:p>
          </table:table-cell>
          <table:table-cell office:value-type="float" office:value="0.03" table:style-name="ce12">
            <text:p>0.03</text:p>
          </table:table-cell>
          <table:table-cell office:value-type="float" office:value="325.11" table:style-name="ce12">
            <text:p>325.11</text:p>
          </table:table-cell>
          <table:table-cell office:value-type="float" office:value="0" table:style-name="ce11">
            <text:p>0</text:p>
          </table:table-cell>
          <table:table-cell office:value-type="float" office:value="2549" table:style-name="ce11">
            <text:p>2,549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4">三信商業銀行</text:span></text:p>
          </table:table-cell>
          <table:table-cell office:value-type="float" office:value="15214" table:style-name="ce11">
            <text:p>15,214</text:p>
          </table:table-cell>
          <table:table-cell office:value-type="float" office:value="10101" table:style-name="ce11">
            <text:p>10,101</text:p>
          </table:table-cell>
          <table:table-cell office:value-type="float" office:value="192" table:style-name="ce11">
            <text:p>192</text:p>
          </table:table-cell>
          <table:table-cell office:value-type="float" office:value="49" table:style-name="ce11">
            <text:p>49</text:p>
          </table:table-cell>
          <table:table-cell office:value-type="float" office:value="18422" table:style-name="ce11">
            <text:p>18,422</text:p>
          </table:table-cell>
          <table:table-cell office:value-type="float" office:value="12906" table:style-name="ce11">
            <text:p>12,906</text:p>
          </table:table-cell>
          <table:table-cell office:value-type="float" office:value="105886" table:style-name="ce11">
            <text:p>105,886</text:p>
          </table:table-cell>
          <table:table-cell office:value-type="float" office:value="26" table:style-name="ce11">
            <text:p>26</text:p>
          </table:table-cell>
          <table:table-cell office:value-type="float" office:value="0.65" table:style-name="ce12">
            <text:p>0.65</text:p>
          </table:table-cell>
          <table:table-cell office:value-type="float" office:value="0" table:style-name="ce12">
            <text:p>0.00</text:p>
          </table:table-cell>
          <table:table-cell office:value-type="float" office:value="5519.02" table:style-name="ce12">
            <text:p>5,519.02</text:p>
          </table:table-cell>
          <table:table-cell office:value-type="float" office:value="20" table:style-name="ce11">
            <text:p>20</text:p>
          </table:table-cell>
          <table:table-cell office:value-type="float" office:value="344" table:style-name="ce11">
            <text:p>344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4">聯邦商業銀行</text:span></text:p>
          </table:table-cell>
          <table:table-cell office:value-type="float" office:value="2278950" table:style-name="ce11">
            <text:p>2,278,950</text:p>
          </table:table-cell>
          <table:table-cell office:value-type="float" office:value="1324602" table:style-name="ce11">
            <text:p>1,324,602</text:p>
          </table:table-cell>
          <table:table-cell office:value-type="float" office:value="20885" table:style-name="ce11">
            <text:p>20,885</text:p>
          </table:table-cell>
          <table:table-cell office:value-type="float" office:value="10901" table:style-name="ce11">
            <text:p>10,901</text:p>
          </table:table-cell>
          <table:table-cell office:value-type="float" office:value="5508442" table:style-name="ce11">
            <text:p>5,508,442</text:p>
          </table:table-cell>
          <table:table-cell office:value-type="float" office:value="4176984" table:style-name="ce11">
            <text:p>4,176,984</text:p>
          </table:table-cell>
          <table:table-cell office:value-type="float" office:value="8130014" table:style-name="ce11">
            <text:p>8,130,014</text:p>
          </table:table-cell>
          <table:table-cell office:value-type="float" office:value="50776" table:style-name="ce11">
            <text:p>50,776</text:p>
          </table:table-cell>
          <table:table-cell office:value-type="float" office:value="0.15" table:style-name="ce12">
            <text:p>0.15</text:p>
          </table:table-cell>
          <table:table-cell office:value-type="float" office:value="0" table:style-name="ce12">
            <text:p>0.00</text:p>
          </table:table-cell>
          <table:table-cell office:value-type="float" office:value="163.16999999999999" table:style-name="ce12">
            <text:p>163.17</text:p>
          </table:table-cell>
          <table:table-cell office:value-type="float" office:value="13934" table:style-name="ce11">
            <text:p>13,934</text:p>
          </table:table-cell>
          <table:table-cell office:value-type="float" office:value="55567" table:style-name="ce11">
            <text:p>55,567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4">遠東國際商業銀行</text:span></text:p>
          </table:table-cell>
          <table:table-cell office:value-type="float" office:value="1640412" table:style-name="ce11">
            <text:p>1,640,412</text:p>
          </table:table-cell>
          <table:table-cell office:value-type="float" office:value="1043161" table:style-name="ce11">
            <text:p>1,043,161</text:p>
          </table:table-cell>
          <table:table-cell office:value-type="float" office:value="10479" table:style-name="ce11">
            <text:p>10,479</text:p>
          </table:table-cell>
          <table:table-cell office:value-type="float" office:value="6297" table:style-name="ce11">
            <text:p>6,297</text:p>
          </table:table-cell>
          <table:table-cell office:value-type="float" office:value="4000363" table:style-name="ce11">
            <text:p>4,000,363</text:p>
          </table:table-cell>
          <table:table-cell office:value-type="float" office:value="4939875" table:style-name="ce11">
            <text:p>4,939,875</text:p>
          </table:table-cell>
          <table:table-cell office:value-type="float" office:value="3940315" table:style-name="ce11">
            <text:p>3,940,315</text:p>
          </table:table-cell>
          <table:table-cell office:value-type="float" office:value="107214" table:style-name="ce11">
            <text:p>107,214</text:p>
          </table:table-cell>
          <table:table-cell office:value-type="float" office:value="0.3" table:style-name="ce12">
            <text:p>0.30</text:p>
          </table:table-cell>
          <table:table-cell office:value-type="float" office:value="0.1" table:style-name="ce12">
            <text:p>0.10</text:p>
          </table:table-cell>
          <table:table-cell office:value-type="float" office:value="100.51" table:style-name="ce12">
            <text:p>100.51</text:p>
          </table:table-cell>
          <table:table-cell office:value-type="float" office:value="10415" table:style-name="ce11">
            <text:p>10,415</text:p>
          </table:table-cell>
          <table:table-cell office:value-type="float" office:value="42283" table:style-name="ce11">
            <text:p>42,283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4">元大商業銀行</text:span></text:p>
          </table:table-cell>
          <table:table-cell office:value-type="float" office:value="1156419" table:style-name="ce11">
            <text:p>1,156,419</text:p>
          </table:table-cell>
          <table:table-cell office:value-type="float" office:value="572523" table:style-name="ce11">
            <text:p>572,523</text:p>
          </table:table-cell>
          <table:table-cell office:value-type="float" office:value="2981" table:style-name="ce11">
            <text:p>2,981</text:p>
          </table:table-cell>
          <table:table-cell office:value-type="float" office:value="5896" table:style-name="ce11">
            <text:p>5,896</text:p>
          </table:table-cell>
          <table:table-cell office:value-type="float" office:value="1282951" table:style-name="ce11">
            <text:p>1,282,951</text:p>
          </table:table-cell>
          <table:table-cell office:value-type="float" office:value="2900305" table:style-name="ce11">
            <text:p>2,900,305</text:p>
          </table:table-cell>
          <table:table-cell office:value-type="float" office:value="3764676" table:style-name="ce11">
            <text:p>3,764,676</text:p>
          </table:table-cell>
          <table:table-cell office:value-type="float" office:value="16948" table:style-name="ce11">
            <text:p>16,948</text:p>
          </table:table-cell>
          <table:table-cell office:value-type="float" office:value="0.08" table:style-name="ce12">
            <text:p>0.08</text:p>
          </table:table-cell>
          <table:table-cell office:value-type="float" office:value="0" table:style-name="ce12">
            <text:p>0.00</text:p>
          </table:table-cell>
          <table:table-cell office:value-type="float" office:value="692.5" table:style-name="ce12">
            <text:p>692.50</text:p>
          </table:table-cell>
          <table:table-cell office:value-type="float" office:value="5575" table:style-name="ce11">
            <text:p>5,575</text:p>
          </table:table-cell>
          <table:table-cell office:value-type="float" office:value="21580" table:style-name="ce11">
            <text:p>21,580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4">永豐商業銀行</text:span></text:p>
          </table:table-cell>
          <table:table-cell office:value-type="float" office:value="2108374" table:style-name="ce11">
            <text:p>2,108,374</text:p>
          </table:table-cell>
          <table:table-cell office:value-type="float" office:value="1138686" table:style-name="ce11">
            <text:p>1,138,686</text:p>
          </table:table-cell>
          <table:table-cell office:value-type="float" office:value="21546" table:style-name="ce11">
            <text:p>21,546</text:p>
          </table:table-cell>
          <table:table-cell office:value-type="float" office:value="7718" table:style-name="ce11">
            <text:p>7,718</text:p>
          </table:table-cell>
          <table:table-cell office:value-type="float" office:value="4026246" table:style-name="ce11">
            <text:p>4,026,246</text:p>
          </table:table-cell>
          <table:table-cell office:value-type="float" office:value="4780224" table:style-name="ce11">
            <text:p>4,780,224</text:p>
          </table:table-cell>
          <table:table-cell office:value-type="float" office:value="8899694" table:style-name="ce11">
            <text:p>8,899,694</text:p>
          </table:table-cell>
          <table:table-cell office:value-type="float" office:value="81904" table:style-name="ce11">
            <text:p>81,904</text:p>
          </table:table-cell>
          <table:table-cell office:value-type="float" office:value="0.13" table:style-name="ce12">
            <text:p>0.13</text:p>
          </table:table-cell>
          <table:table-cell office:value-type="float" office:value="0" table:style-name="ce12">
            <text:p>0.00</text:p>
          </table:table-cell>
          <table:table-cell office:value-type="float" office:value="939.31" table:style-name="ce12">
            <text:p>939.31</text:p>
          </table:table-cell>
          <table:table-cell office:value-type="float" office:value="12592" table:style-name="ce11">
            <text:p>12,592</text:p>
          </table:table-cell>
          <table:table-cell office:value-type="float" office:value="46992" table:style-name="ce11">
            <text:p>46,992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4">玉山商業銀行</text:span></text:p>
          </table:table-cell>
          <table:table-cell office:value-type="float" office:value="6454847" table:style-name="ce11">
            <text:p>6,454,847</text:p>
          </table:table-cell>
          <table:table-cell office:value-type="float" office:value="4486016" table:style-name="ce11">
            <text:p>4,486,016</text:p>
          </table:table-cell>
          <table:table-cell office:value-type="float" office:value="52489" table:style-name="ce11">
            <text:p>52,489</text:p>
          </table:table-cell>
          <table:table-cell office:value-type="float" office:value="20910" table:style-name="ce11">
            <text:p>20,910</text:p>
          </table:table-cell>
          <table:table-cell office:value-type="float" office:value="12426237" table:style-name="ce11">
            <text:p>12,426,237</text:p>
          </table:table-cell>
          <table:table-cell office:value-type="float" office:value="16395880" table:style-name="ce11">
            <text:p>16,395,880</text:p>
          </table:table-cell>
          <table:table-cell office:value-type="float" office:value="33642703" table:style-name="ce11">
            <text:p>33,642,703</text:p>
          </table:table-cell>
          <table:table-cell office:value-type="float" office:value="262866" table:style-name="ce11">
            <text:p>262,866</text:p>
          </table:table-cell>
          <table:table-cell office:value-type="float" office:value="0.15" table:style-name="ce12">
            <text:p>0.15</text:p>
          </table:table-cell>
          <table:table-cell office:value-type="float" office:value="0" table:style-name="ce12">
            <text:p>0.00</text:p>
          </table:table-cell>
          <table:table-cell office:value-type="float" office:value="664.45" table:style-name="ce12">
            <text:p>664.45</text:p>
          </table:table-cell>
          <table:table-cell office:value-type="float" office:value="38771" table:style-name="ce11">
            <text:p>38,771</text:p>
          </table:table-cell>
          <table:table-cell office:value-type="float" office:value="148688" table:style-name="ce11">
            <text:p>148,688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4">凱基商業銀行</text:span></text:p>
          </table:table-cell>
          <table:table-cell office:value-type="float" office:value="360651" table:style-name="ce11">
            <text:p>360,651</text:p>
          </table:table-cell>
          <table:table-cell office:value-type="float" office:value="190041" table:style-name="ce11">
            <text:p>190,041</text:p>
          </table:table-cell>
          <table:table-cell office:value-type="float" office:value="5083" table:style-name="ce11">
            <text:p>5,083</text:p>
          </table:table-cell>
          <table:table-cell office:value-type="float" office:value="2411" table:style-name="ce11">
            <text:p>2,411</text:p>
          </table:table-cell>
          <table:table-cell office:value-type="float" office:value="1101923" table:style-name="ce11">
            <text:p>1,101,923</text:p>
          </table:table-cell>
          <table:table-cell office:value-type="float" office:value="851565" table:style-name="ce11">
            <text:p>851,565</text:p>
          </table:table-cell>
          <table:table-cell office:value-type="float" office:value="936411" table:style-name="ce11">
            <text:p>936,411</text:p>
          </table:table-cell>
          <table:table-cell office:value-type="float" office:value="6622" table:style-name="ce11">
            <text:p>6,622</text:p>
          </table:table-cell>
          <table:table-cell office:value-type="float" office:value="0.7" table:style-name="ce12">
            <text:p>0.70</text:p>
          </table:table-cell>
          <table:table-cell office:value-type="float" office:value="0.37" table:style-name="ce12">
            <text:p>0.37</text:p>
          </table:table-cell>
          <table:table-cell office:value-type="float" office:value="183.01" table:style-name="ce12">
            <text:p>183.01</text:p>
          </table:table-cell>
          <table:table-cell office:value-type="float" office:value="6570" table:style-name="ce11">
            <text:p>6,570</text:p>
          </table:table-cell>
          <table:table-cell office:value-type="float" office:value="18911" table:style-name="ce11">
            <text:p>18,911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4">星展</text:span>(<text:span text:style-name="T4">台灣</text:span>)<text:span text:style-name="T4">商業銀行</text:span></text:p>
          </table:table-cell>
          <table:table-cell office:value-type="float" office:value="608256" table:style-name="ce11">
            <text:p>608,256</text:p>
          </table:table-cell>
          <table:table-cell office:value-type="float" office:value="317198" table:style-name="ce11">
            <text:p>317,198</text:p>
          </table:table-cell>
          <table:table-cell office:value-type="float" office:value="3444" table:style-name="ce11">
            <text:p>3,444</text:p>
          </table:table-cell>
          <table:table-cell office:value-type="float" office:value="4582" table:style-name="ce11">
            <text:p>4,582</text:p>
          </table:table-cell>
          <table:table-cell office:value-type="float" office:value="1357569" table:style-name="ce11">
            <text:p>1,357,569</text:p>
          </table:table-cell>
          <table:table-cell office:value-type="float" office:value="1927396" table:style-name="ce11">
            <text:p>1,927,396</text:p>
          </table:table-cell>
          <table:table-cell office:value-type="float" office:value="2726840" table:style-name="ce11">
            <text:p>2,726,840</text:p>
          </table:table-cell>
          <table:table-cell office:value-type="float" office:value="21542" table:style-name="ce11">
            <text:p>21,542</text:p>
          </table:table-cell>
          <table:table-cell office:value-type="float" office:value="0.61" table:style-name="ce12">
            <text:p>0.61</text:p>
          </table:table-cell>
          <table:table-cell office:value-type="float" office:value="0" table:style-name="ce12">
            <text:p>0.00</text:p>
          </table:table-cell>
          <table:table-cell office:value-type="float" office:value="301.91000000000003" table:style-name="ce12">
            <text:p>301.91</text:p>
          </table:table-cell>
          <table:table-cell office:value-type="float" office:value="12116" table:style-name="ce11">
            <text:p>12,116</text:p>
          </table:table-cell>
          <table:table-cell office:value-type="float" office:value="45843" table:style-name="ce11">
            <text:p>45,843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4">台新國際商業銀行</text:span></text:p>
          </table:table-cell>
          <table:table-cell office:value-type="float" office:value="5832494" table:style-name="ce11">
            <text:p>5,832,494</text:p>
          </table:table-cell>
          <table:table-cell office:value-type="float" office:value="4071519" table:style-name="ce11">
            <text:p>4,071,519</text:p>
          </table:table-cell>
          <table:table-cell office:value-type="float" office:value="52424" table:style-name="ce11">
            <text:p>52,424</text:p>
          </table:table-cell>
          <table:table-cell office:value-type="float" office:value="33725" table:style-name="ce11">
            <text:p>33,725</text:p>
          </table:table-cell>
          <table:table-cell office:value-type="float" office:value="10199837" table:style-name="ce11">
            <text:p>10,199,837</text:p>
          </table:table-cell>
          <table:table-cell office:value-type="float" office:value="20021438" table:style-name="ce11">
            <text:p>20,021,438</text:p>
          </table:table-cell>
          <table:table-cell office:value-type="float" office:value="26166296" table:style-name="ce11">
            <text:p>26,166,296</text:p>
          </table:table-cell>
          <table:table-cell office:value-type="float" office:value="107729" table:style-name="ce11">
            <text:p>107,729</text:p>
          </table:table-cell>
          <table:table-cell office:value-type="float" office:value="0.14000000000000001" table:style-name="ce12">
            <text:p>0.14</text:p>
          </table:table-cell>
          <table:table-cell office:value-type="float" office:value="0.01" table:style-name="ce12">
            <text:p>0.01</text:p>
          </table:table-cell>
          <table:table-cell office:value-type="float" office:value="958.03" table:style-name="ce12">
            <text:p>958.03</text:p>
          </table:table-cell>
          <table:table-cell office:value-type="float" office:value="22633" table:style-name="ce11">
            <text:p>22,633</text:p>
          </table:table-cell>
          <table:table-cell office:value-type="float" office:value="87536" table:style-name="ce11">
            <text:p>87,536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4">日盛國際商業銀行</text:span></text:p>
          </table:table-cell>
          <table:table-cell office:value-type="float" office:value="144786" table:style-name="ce11">
            <text:p>144,786</text:p>
          </table:table-cell>
          <table:table-cell office:value-type="float" office:value="90215" table:style-name="ce11">
            <text:p>90,215</text:p>
          </table:table-cell>
          <table:table-cell office:value-type="float" office:value="231" table:style-name="ce11">
            <text:p>231</text:p>
          </table:table-cell>
          <table:table-cell office:value-type="float" office:value="646" table:style-name="ce11">
            <text:p>646</text:p>
          </table:table-cell>
          <table:table-cell office:value-type="float" office:value="249971" table:style-name="ce11">
            <text:p>249,971</text:p>
          </table:table-cell>
          <table:table-cell office:value-type="float" office:value="116357" table:style-name="ce11">
            <text:p>116,357</text:p>
          </table:table-cell>
          <table:table-cell office:value-type="float" office:value="259127" table:style-name="ce11">
            <text:p>259,127</text:p>
          </table:table-cell>
          <table:table-cell office:value-type="float" office:value="1796" table:style-name="ce11">
            <text:p>1,796</text:p>
          </table:table-cell>
          <table:table-cell office:value-type="float" office:value="0.3" table:style-name="ce12">
            <text:p>0.30</text:p>
          </table:table-cell>
          <table:table-cell office:value-type="float" office:value="0" table:style-name="ce12">
            <text:p>0.00</text:p>
          </table:table-cell>
          <table:table-cell office:value-type="float" office:value="850.07" table:style-name="ce12">
            <text:p>850.07</text:p>
          </table:table-cell>
          <table:table-cell office:value-type="float" office:value="306" table:style-name="ce11">
            <text:p>306</text:p>
          </table:table-cell>
          <table:table-cell office:value-type="float" office:value="2249" table:style-name="ce11">
            <text:p>2,249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4">安泰商業銀行</text:span></text:p>
          </table:table-cell>
          <table:table-cell office:value-type="float" office:value="123549" table:style-name="ce11">
            <text:p>123,549</text:p>
          </table:table-cell>
          <table:table-cell office:value-type="float" office:value="55176" table:style-name="ce11">
            <text:p>55,176</text:p>
          </table:table-cell>
          <table:table-cell office:value-type="float" office:value="420" table:style-name="ce11">
            <text:p>420</text:p>
          </table:table-cell>
          <table:table-cell office:value-type="float" office:value="507" table:style-name="ce11">
            <text:p>507</text:p>
          </table:table-cell>
          <table:table-cell office:value-type="float" office:value="205664" table:style-name="ce11">
            <text:p>205,664</text:p>
          </table:table-cell>
          <table:table-cell office:value-type="float" office:value="1111739" table:style-name="ce11">
            <text:p>1,111,739</text:p>
          </table:table-cell>
          <table:table-cell office:value-type="float" office:value="308565" table:style-name="ce11">
            <text:p>308,565</text:p>
          </table:table-cell>
          <table:table-cell office:value-type="float" office:value="404" table:style-name="ce11">
            <text:p>404</text:p>
          </table:table-cell>
          <table:table-cell office:value-type="float" office:value="0.49" table:style-name="ce12">
            <text:p>0.49</text:p>
          </table:table-cell>
          <table:table-cell office:value-type="float" office:value="0.31" table:style-name="ce12">
            <text:p>0.31</text:p>
          </table:table-cell>
          <table:table-cell office:value-type="float" office:value="215.21" table:style-name="ce12">
            <text:p>215.2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4">中國信託商業銀行</text:span></text:p>
          </table:table-cell>
          <table:table-cell office:value-type="float" office:value="7496719" table:style-name="ce11">
            <text:p>7,496,719</text:p>
          </table:table-cell>
          <table:table-cell office:value-type="float" office:value="4833621" table:style-name="ce11">
            <text:p>4,833,621</text:p>
          </table:table-cell>
          <table:table-cell office:value-type="float" office:value="83013" table:style-name="ce11">
            <text:p>83,013</text:p>
          </table:table-cell>
          <table:table-cell office:value-type="float" office:value="30279" table:style-name="ce11">
            <text:p>30,279</text:p>
          </table:table-cell>
          <table:table-cell office:value-type="float" office:value="15903429" table:style-name="ce11">
            <text:p>15,903,429</text:p>
          </table:table-cell>
          <table:table-cell office:value-type="float" office:value="19483834" table:style-name="ce11">
            <text:p>19,483,834</text:p>
          </table:table-cell>
          <table:table-cell office:value-type="float" office:value="34287603" table:style-name="ce11">
            <text:p>34,287,603</text:p>
          </table:table-cell>
          <table:table-cell office:value-type="float" office:value="565328" table:style-name="ce11">
            <text:p>565,328</text:p>
          </table:table-cell>
          <table:table-cell office:value-type="float" office:value="0.16" table:style-name="ce12">
            <text:p>0.16</text:p>
          </table:table-cell>
          <table:table-cell office:value-type="float" office:value="0" table:style-name="ce12">
            <text:p>0.00</text:p>
          </table:table-cell>
          <table:table-cell office:value-type="float" office:value="431.87" table:style-name="ce12">
            <text:p>431.87</text:p>
          </table:table-cell>
          <table:table-cell office:value-type="float" office:value="72255" table:style-name="ce11">
            <text:p>72,255</text:p>
          </table:table-cell>
          <table:table-cell office:value-type="float" office:value="247957" table:style-name="ce11">
            <text:p>247,957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4">台灣樂天信用卡股份有限公司</text:span></text:p>
          </table:table-cell>
          <table:table-cell office:value-type="float" office:value="600768" table:style-name="ce11">
            <text:p>600,768</text:p>
          </table:table-cell>
          <table:table-cell office:value-type="float" office:value="230150" table:style-name="ce11">
            <text:p>230,150</text:p>
          </table:table-cell>
          <table:table-cell office:value-type="float" office:value="2062" table:style-name="ce11">
            <text:p>2,062</text:p>
          </table:table-cell>
          <table:table-cell office:value-type="float" office:value="5168" table:style-name="ce11">
            <text:p>5,168</text:p>
          </table:table-cell>
          <table:table-cell office:value-type="float" office:value="492157" table:style-name="ce11">
            <text:p>492,157</text:p>
          </table:table-cell>
          <table:table-cell office:value-type="float" office:value="873076" table:style-name="ce11">
            <text:p>873,076</text:p>
          </table:table-cell>
          <table:table-cell office:value-type="float" office:value="888030" table:style-name="ce11">
            <text:p>888,030</text:p>
          </table:table-cell>
          <table:table-cell office:value-type="float" office:value="5174" table:style-name="ce11">
            <text:p>5,174</text:p>
          </table:table-cell>
          <table:table-cell office:value-type="float" office:value="1.01" table:style-name="ce12">
            <text:p>1.01</text:p>
          </table:table-cell>
          <table:table-cell office:value-type="float" office:value="0.26" table:style-name="ce12">
            <text:p>0.26</text:p>
          </table:table-cell>
          <table:table-cell office:value-type="float" office:value="229.34" table:style-name="ce12">
            <text:p>229.34</text:p>
          </table:table-cell>
          <table:table-cell office:value-type="float" office:value="891" table:style-name="ce11">
            <text:p>891</text:p>
          </table:table-cell>
          <table:table-cell office:value-type="float" office:value="3186" table:style-name="ce11">
            <text:p>3,186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4">台灣美國運通國際</text:span>(<text:span text:style-name="T4">股</text:span>)<text:span text:style-name="T4">公司</text:span></text:p>
          </table:table-cell>
          <table:table-cell office:value-type="float" office:value="174002" table:style-name="ce11">
            <text:p>174,002</text:p>
          </table:table-cell>
          <table:table-cell office:value-type="float" office:value="103042" table:style-name="ce11">
            <text:p>103,042</text:p>
          </table:table-cell>
          <table:table-cell office:value-type="float" office:value="2277" table:style-name="ce11">
            <text:p>2,277</text:p>
          </table:table-cell>
          <table:table-cell office:value-type="float" office:value="2101" table:style-name="ce11">
            <text:p>2,101</text:p>
          </table:table-cell>
          <table:table-cell office:value-type="float" office:value="231310" table:style-name="ce11">
            <text:p>231,310</text:p>
          </table:table-cell>
          <table:table-cell office:value-type="float" office:value="0" table:style-name="ce11">
            <text:p>0</text:p>
          </table:table-cell>
          <table:table-cell office:value-type="float" office:value="3015545" table:style-name="ce11">
            <text:p>3,015,545</text:p>
          </table:table-cell>
          <table:table-cell office:value-type="float" office:value="142" table:style-name="ce11">
            <text:p>142</text:p>
          </table:table-cell>
          <table:table-cell office:value-type="float" office:value="0.23" table:style-name="ce12">
            <text:p>0.23</text:p>
          </table:table-cell>
          <table:table-cell office:value-type="float" office:value="0" table:style-name="ce12">
            <text:p>0.00</text:p>
          </table:table-cell>
          <table:table-cell office:value-type="float" office:value="914.49" table:style-name="ce12">
            <text:p>914.49</text:p>
          </table:table-cell>
          <table:table-cell office:value-type="float" office:value="1487" table:style-name="ce11">
            <text:p>1,487</text:p>
          </table:table-cell>
          <table:table-cell office:value-type="float" office:value="6303" table:style-name="ce11">
            <text:p>6,303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<text:span text:style-name="T4">總計</text:span></text:p>
          </table:table-cell>
          <table:table-cell office:value-type="float" office:value="51087142" table:style-name="ce11">
            <text:p>51,087,142</text:p>
          </table:table-cell>
          <table:table-cell office:value-type="float" office:value="33342552" table:style-name="ce11">
            <text:p>33,342,552</text:p>
          </table:table-cell>
          <table:table-cell office:value-type="float" office:value="519526" table:style-name="ce11">
            <text:p>519,526</text:p>
          </table:table-cell>
          <table:table-cell office:value-type="float" office:value="251996" table:style-name="ce11">
            <text:p>251,996</text:p>
          </table:table-cell>
          <table:table-cell office:value-type="float" office:value="103025423" table:style-name="ce11">
            <text:p>103,025,423</text:p>
          </table:table-cell>
          <table:table-cell office:value-type="float" office:value="139052255" table:style-name="ce11">
            <text:p>139,052,255</text:p>
          </table:table-cell>
          <table:table-cell office:value-type="float" office:value="234944424" table:style-name="ce11">
            <text:p>234,944,424</text:p>
          </table:table-cell>
          <table:table-cell office:value-type="float" office:value="1732405" table:style-name="ce11">
            <text:p>1,732,405</text:p>
          </table:table-cell>
          <table:table-cell office:value-type="float" office:value="0.2" table:style-name="ce12">
            <text:p>0.20</text:p>
          </table:table-cell>
          <table:table-cell office:value-type="float" office:value="0.02" table:style-name="ce12">
            <text:p>0.02</text:p>
          </table:table-cell>
          <table:table-cell office:value-type="float" office:value="504.67" table:style-name="ce12">
            <text:p>504.67</text:p>
          </table:table-cell>
          <table:table-cell office:value-type="float" office:value="335964" table:style-name="ce11">
            <text:p>335,964</text:p>
          </table:table-cell>
          <table:table-cell office:value-type="float" office:value="1266200" table:style-name="ce11">
            <text:p>1,266,200</text:p>
          </table:table-cell>
          <table:table-cell table:number-columns-repeated="16370" table:style-name="ce13"/>
        </table:table-row>
        <table:table-row table:style-name="ro4">
          <table:table-cell table:number-columns-repeated="16384" table:style-name="ce13"/>
        </table:table-row>
        <table:table-row table:style-name="ro4">
          <table:table-cell office:value-type="string" table:style-name="ce14">
            <text:p><text:span text:style-name="T4">一、資料來源：各金融機構自行申報。</text:span></text:p>
          </table:table-cell>
          <table:table-cell table:number-columns-repeated="16383" table:style-name="ce13"/>
        </table:table-row>
        <table:table-row table:style-name="ro4">
          <table:table-cell office:value-type="string" table:style-name="ce14">
            <text:p><text:span text:style-name="T4">二、揭露項目及認定標準：</text:span></text:p>
          </table:table-cell>
          <table:table-cell table:number-columns-repeated="16383" table:style-name="ce13"/>
        </table:table-row>
        <table:table-row table:style-name="ro4">
          <table:table-cell office:value-type="string" table:style-name="ce14">
            <text:p><text:span text:style-name="T4">　</text:span>1.<text:span text:style-name="T4">流通卡數：發卡總數減停卡總數，且卡片狀況為正常者。</text:span></text:p>
          </table:table-cell>
          <table:table-cell table:number-columns-repeated="16383" table:style-name="ce13"/>
        </table:table-row>
        <table:table-row table:style-name="ro4">
          <table:table-cell office:value-type="string" table:style-name="ce14">
            <text:p><text:span text:style-name="T4">　</text:span>2.<text:span text:style-name="T4">有效卡數：最近六個月有消費紀錄之卡，不含</text:span>Debit<text:span text:style-name="T4">卡，只有郵購分期交易亦算有效卡，不含只有循環繳款之卡片。</text:span></text:p>
          </table:table-cell>
          <table:table-cell table:number-columns-repeated="16383" table:style-name="ce13"/>
        </table:table-row>
        <table:table-row table:style-name="ro4">
          <table:table-cell office:value-type="string" table:style-name="ce14">
            <text:p><text:span text:style-name="T4">　</text:span>3.<text:span text:style-name="T4">當月發卡數：不含補發卡、續卡。</text:span></text:p>
          </table:table-cell>
          <table:table-cell table:number-columns-repeated="16383" table:style-name="ce13"/>
        </table:table-row>
        <table:table-row table:style-name="ro4">
          <table:table-cell office:value-type="string" table:style-name="ce14">
            <text:p><text:span text:style-name="T4">　</text:span>4.<text:span text:style-name="T4">當月停卡數：指新增停卡部分。</text:span></text:p>
          </table:table-cell>
          <table:table-cell table:number-columns-repeated="16383" table:style-name="ce13"/>
        </table:table-row>
        <table:table-row table:style-name="ro4">
          <table:table-cell office:value-type="string" table:style-name="ce14">
            <text:p><text:span text:style-name="T4">　</text:span>5.<text:span text:style-name="T4">循環信用餘額：係指持卡人使用循環信用之餘額。</text:span></text:p>
          </table:table-cell>
          <table:table-cell table:number-columns-repeated="16383" table:style-name="ce13"/>
        </table:table-row>
        <table:table-row table:style-name="ro4">
          <table:table-cell office:value-type="string" table:style-name="ce14">
            <text:p><text:span text:style-name="T4">　</text:span>6.<text:span text:style-name="T4">未到期分期付款餘額：包括預借現金分期、消費帳款分期及帳單分期。</text:span></text:p>
          </table:table-cell>
          <table:table-cell table:number-columns-repeated="16383" table:style-name="ce13"/>
        </table:table-row>
        <table:table-row table:style-name="ro4">
          <table:table-cell office:value-type="string" table:style-name="ce14">
            <text:p><text:span text:style-name="T4">　</text:span>7.<text:span text:style-name="T4">當月簽帳金額：係指持卡人當月刷卡消費金額，如屬分期消費帳款應於消費當月全數申報本欄。</text:span></text:p>
          </table:table-cell>
          <table:table-cell table:number-columns-repeated="16383" table:style-name="ce13"/>
        </table:table-row>
        <table:table-row table:style-name="ro4">
          <table:table-cell office:value-type="string" table:style-name="ce14">
            <text:p><text:span text:style-name="T4">　</text:span>8.<text:span text:style-name="T4">當月預借現金金額：係指持卡人當月動用預借現金金額，如屬分期預借現金應於動用當月全數申報本欄。</text:span></text:p>
          </table:table-cell>
          <table:table-cell table:number-columns-repeated="16383" table:style-name="ce13"/>
        </table:table-row>
        <table:table-row table:style-name="ro4">
          <table:table-cell office:value-type="string" table:style-name="ce14">
            <text:p><text:span text:style-name="T4">　</text:span>9.<text:span text:style-name="T4">逾期帳款：指持卡人每月繳款金額未達最低應繳金額、及雖未超逾期限但已向主、從債務人訴追者，其應付帳款。</text:span></text:p>
          </table:table-cell>
          <table:table-cell table:number-columns-repeated="16383" table:style-name="ce13"/>
        </table:table-row>
        <table:table-row table:style-name="ro4">
          <table:table-cell office:value-type="string" table:style-name="ce14">
            <text:p><text:span text:style-name="T4">　　　　　　　若持卡人已逾期達數月，而嗣後繳付金額僅涵蓋一個月的最低應繳金額，則逾期期間減少一個月，須</text:span></text:p>
          </table:table-cell>
          <table:table-cell table:number-columns-repeated="16383" table:style-name="ce13"/>
        </table:table-row>
        <table:table-row table:style-name="ro4">
          <table:table-cell office:value-type="string" table:style-name="ce14">
            <text:p><text:span text:style-name="T4">　　　　　　　俟持卡人將所積欠各期最低應繳金額全部償還後，始得回復為未逾期。</text:span></text:p>
          </table:table-cell>
          <table:table-cell table:number-columns-repeated="16383" table:style-name="ce13"/>
        </table:table-row>
        <table:table-row table:style-name="ro4">
          <table:table-cell office:value-type="string" table:style-name="ce14">
            <text:p><text:span text:style-name="T4">　</text:span>10.<text:span text:style-name="T4">備抵呆帳提足率：實際提列備抵呆帳占應提備抵呆帳之比率。</text:span></text:p>
          </table:table-cell>
          <table:table-cell table:number-columns-repeated="16383" table:style-name="ce13"/>
        </table:table-row>
        <table:table-row table:number-rows-repeated="2" table:style-name="ro4">
          <table:table-cell table:number-columns-repeated="16384" table:style-name="ce13"/>
        </table:table-row>
        <table:table-row table:number-rows-repeated="1048520" table:style-name="ro5">
          <table:table-cell table:number-columns-repeated="16384"/>
        </table:table-row>
        <table:named-expressions>
          <table:named-range table:name="外部資料_1" table:cell-range-address="揭露.$A$1:揭露.$N$23" table:base-cell-address="揭露.$A$1"/>
          <table:named-range table:name="外部資料_10" table:cell-range-address="揭露.$A$1:揭露.$N$23" table:base-cell-address="揭露.$A$1"/>
          <table:named-range table:name="外部資料_11" table:cell-range-address="揭露.$A$1:揭露.$N$23" table:base-cell-address="揭露.$A$1"/>
          <table:named-range table:name="外部資料_12" table:cell-range-address="揭露.$A$1:揭露.$N$23" table:base-cell-address="揭露.$A$1"/>
          <table:named-range table:name="外部資料_13" table:cell-range-address="揭露.$A$1:揭露.$N$23" table:base-cell-address="揭露.$A$1"/>
          <table:named-range table:name="外部資料_14" table:cell-range-address="揭露.$A$1:揭露.$N$23" table:base-cell-address="揭露.$A$1"/>
          <table:named-range table:name="外部資料_15" table:cell-range-address="揭露.$A$1:揭露.$N$23" table:base-cell-address="揭露.$A$1"/>
          <table:named-range table:name="外部資料_16" table:cell-range-address="揭露.$A$1:揭露.$N$23" table:base-cell-address="揭露.$A$1"/>
          <table:named-range table:name="外部資料_17" table:cell-range-address="揭露.$A$1:揭露.$N$23" table:base-cell-address="揭露.$A$1"/>
          <table:named-range table:name="外部資料_18" table:cell-range-address="揭露.$A$1:揭露.$N$23" table:base-cell-address="揭露.$A$1"/>
          <table:named-range table:name="外部資料_19" table:cell-range-address="揭露.$A$1:揭露.$N$23" table:base-cell-address="揭露.$A$1"/>
          <table:named-range table:name="外部資料_2" table:cell-range-address="揭露.$A$1:揭露.$N$23" table:base-cell-address="揭露.$A$1"/>
          <table:named-range table:name="外部資料_20" table:cell-range-address="揭露.$A$1:揭露.$N$23" table:base-cell-address="揭露.$A$1"/>
          <table:named-range table:name="外部資料_21" table:cell-range-address="揭露.$A$1:揭露.$N$23" table:base-cell-address="揭露.$A$1"/>
          <table:named-range table:name="外部資料_22" table:cell-range-address="揭露.$A$1:揭露.$N$23" table:base-cell-address="揭露.$A$1"/>
          <table:named-range table:name="外部資料_23" table:cell-range-address="揭露.$A$1:揭露.$N$23" table:base-cell-address="揭露.$A$1"/>
          <table:named-range table:name="外部資料_24" table:cell-range-address="揭露.$A$1:揭露.$N$23" table:base-cell-address="揭露.$A$1"/>
          <table:named-range table:name="外部資料_25" table:cell-range-address="揭露.$A$1:揭露.$N$23" table:base-cell-address="揭露.$A$1"/>
          <table:named-range table:name="外部資料_26" table:cell-range-address="揭露.$A$1:揭露.$N$23" table:base-cell-address="揭露.$A$1"/>
          <table:named-range table:name="外部資料_27" table:cell-range-address="揭露.$A$1:揭露.$N$23" table:base-cell-address="揭露.$A$1"/>
          <table:named-range table:name="外部資料_28" table:cell-range-address="揭露.$A$1:揭露.$N$23" table:base-cell-address="揭露.$A$1"/>
          <table:named-range table:name="外部資料_29" table:cell-range-address="揭露.$A$1:揭露.$N$23" table:base-cell-address="揭露.$A$1"/>
          <table:named-range table:name="外部資料_3" table:cell-range-address="揭露.$A$1:揭露.$N$23" table:base-cell-address="揭露.$A$1"/>
          <table:named-range table:name="外部資料_30" table:cell-range-address="揭露.$A$1:揭露.$N$23" table:base-cell-address="揭露.$A$1"/>
          <table:named-range table:name="外部資料_31" table:cell-range-address="揭露.$A$1:揭露.$N$23" table:base-cell-address="揭露.$A$1"/>
          <table:named-range table:name="外部資料_32" table:cell-range-address="揭露.$A$1:揭露.$N$23" table:base-cell-address="揭露.$A$1"/>
          <table:named-range table:name="外部資料_33" table:cell-range-address="揭露.$A$1:揭露.$N$23" table:base-cell-address="揭露.$A$1"/>
          <table:named-range table:name="外部資料_34" table:cell-range-address="揭露.$A$1:揭露.$N$23" table:base-cell-address="揭露.$A$1"/>
          <table:named-range table:name="外部資料_35" table:cell-range-address="揭露.$A$1:揭露.$N$23" table:base-cell-address="揭露.$A$1"/>
          <table:named-range table:name="外部資料_36" table:cell-range-address="揭露.$A$1:揭露.$N$23" table:base-cell-address="揭露.$A$1"/>
          <table:named-range table:name="外部資料_37" table:cell-range-address="揭露.$A$1:揭露.$N$23" table:base-cell-address="揭露.$A$1"/>
          <table:named-range table:name="外部資料_38" table:cell-range-address="揭露.$A$1:揭露.$N$23" table:base-cell-address="揭露.$A$1"/>
          <table:named-range table:name="外部資料_39" table:cell-range-address="揭露.$A$1:揭露.$N$23" table:base-cell-address="揭露.$A$1"/>
          <table:named-range table:name="外部資料_4" table:cell-range-address="揭露.$A$1:揭露.$N$23" table:base-cell-address="揭露.$A$1"/>
          <table:named-range table:name="外部資料_40" table:cell-range-address="揭露.$A$1:揭露.$N$23" table:base-cell-address="揭露.$A$1"/>
          <table:named-range table:name="外部資料_41" table:cell-range-address="揭露.$A$1:揭露.$N$23" table:base-cell-address="揭露.$A$1"/>
          <table:named-range table:name="外部資料_42" table:cell-range-address="揭露.$A$1:揭露.$N$23" table:base-cell-address="揭露.$A$1"/>
          <table:named-range table:name="外部資料_43" table:cell-range-address="揭露.$A$1:揭露.$N$23" table:base-cell-address="揭露.$A$1"/>
          <table:named-range table:name="外部資料_44" table:cell-range-address="揭露.$A$1:揭露.$N$23" table:base-cell-address="揭露.$A$1"/>
          <table:named-range table:name="外部資料_45" table:cell-range-address="揭露.$A$1:揭露.$N$23" table:base-cell-address="揭露.$A$1"/>
          <table:named-range table:name="外部資料_46" table:cell-range-address="揭露.$A$1:揭露.$N$23" table:base-cell-address="揭露.$A$1"/>
          <table:named-range table:name="外部資料_47" table:cell-range-address="揭露.$A$1:揭露.$N$23" table:base-cell-address="揭露.$A$1"/>
          <table:named-range table:name="外部資料_48" table:cell-range-address="揭露.$A$1:揭露.$N$23" table:base-cell-address="揭露.$A$1"/>
          <table:named-range table:name="外部資料_49" table:cell-range-address="揭露.$A$1:揭露.$N$23" table:base-cell-address="揭露.$A$1"/>
          <table:named-range table:name="外部資料_5" table:cell-range-address="揭露.$A$1:揭露.$N$23" table:base-cell-address="揭露.$A$1"/>
          <table:named-range table:name="外部資料_50" table:cell-range-address="揭露.$A$1:揭露.$N$23" table:base-cell-address="揭露.$A$1"/>
          <table:named-range table:name="外部資料_51" table:cell-range-address="揭露.$A$1:揭露.$N$23" table:base-cell-address="揭露.$A$1"/>
          <table:named-range table:name="外部資料_52" table:cell-range-address="揭露.$A$1:揭露.$N$23" table:base-cell-address="揭露.$A$1"/>
          <table:named-range table:name="外部資料_53" table:cell-range-address="揭露.$A$1:揭露.$N$23" table:base-cell-address="揭露.$A$1"/>
          <table:named-range table:name="外部資料_54" table:cell-range-address="揭露.$A$1:揭露.$N$23" table:base-cell-address="揭露.$A$1"/>
          <table:named-range table:name="外部資料_55" table:cell-range-address="揭露.$A$1:揭露.$N$23" table:base-cell-address="揭露.$A$1"/>
          <table:named-range table:name="外部資料_56" table:cell-range-address="揭露.$A$1:揭露.$N$23" table:base-cell-address="揭露.$A$1"/>
          <table:named-range table:name="外部資料_6" table:cell-range-address="揭露.$A$1:揭露.$N$23" table:base-cell-address="揭露.$A$1"/>
          <table:named-range table:name="外部資料_7" table:cell-range-address="揭露.$A$1:揭露.$N$23" table:base-cell-address="揭露.$A$1"/>
          <table:named-range table:name="外部資料_8" table:cell-range-address="揭露.$A$1:揭露.$N$23" table:base-cell-address="揭露.$A$1"/>
          <table:named-range table:name="外部資料_9" table:cell-range-address="揭露.$A$1:揭露.$N$23" table:base-cell-address="揭露.$A$1"/>
          <table:named-range table:name="連接1" table:cell-range-address="揭露.$A$1:揭露.$N$23" table:base-cell-address="揭露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196850393700787in" style:print-orientation="portrait" style:print-page-order="ttb" style:first-page-number="continue" style:scale-to="38%" style:table-centering="none" style:print="objects charts drawings"/>
      <style:header-style>
        <style:header-footer-properties fo:min-height="0.393700787401575in" fo:margin-left="0.78740157480315in" fo:margin-right="0.196850393700787in" fo:margin-bottom="0in"/>
      </style:header-style>
      <style:footer-style>
        <style:header-footer-properties fo:min-height="0.393700787401575in" fo:margin-left="0.7874015748031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毛嵩傑</meta:initial-creator>
    <dc:creator>鍾伯嶽</dc:creator>
    <meta:creation-date>2021-05-25T10:50:20Z</meta:creation-date>
    <dc:date>2021-06-10T09:36:15Z</dc:date>
  </office:meta>
</office:document-meta>
</file>